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5.19mm"/>
    </style:style>
    <style:style style:name="co3" style:family="table-column">
      <style:table-column-properties fo:break-before="auto" style:column-width="2.98mm"/>
    </style:style>
    <style:style style:name="co4" style:family="table-column">
      <style:table-column-properties fo:break-before="auto" style:column-width="25.15mm"/>
    </style:style>
    <style:style style:name="co5" style:family="table-column">
      <style:table-column-properties fo:break-before="auto" style:column-width="23.16mm"/>
    </style:style>
    <style:style style:name="co6" style:family="table-column">
      <style:table-column-properties fo:break-before="auto" style:column-width="1.98mm"/>
    </style:style>
    <style:style style:name="co7" style:family="table-column">
      <style:table-column-properties fo:break-before="auto" style:column-width="3.23mm"/>
    </style:style>
    <style:style style:name="co8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03mm" fo:break-before="auto" style:use-optimal-row-height="fals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3.77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9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0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1" style:family="table-cell" style:parent-style-name="Default" style:data-style-name="N185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3" style:family="table-cell" style:parent-style-name="Default" style:data-style-name="N18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4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2"/>
        <table:table-column table:style-name="co3" table:default-cell-style-name="ce16"/>
        <table:table-column table:style-name="co4" table:default-cell-style-name="ce21"/>
        <table:table-column table:style-name="co5" table:number-columns-repeated="9" table:default-cell-style-name="ce21"/>
        <table:table-column table:style-name="co6" table:default-cell-style-name="ce32"/>
        <table:table-column table:style-name="co7" table:default-cell-style-name="ce32"/>
        <table:table-column table:style-name="co8" table:number-columns-repeated="242" table:default-cell-style-name="ce32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7-3 煙煤-燃料煤進口來源</text:p>
          </table:table-cell>
          <table:covered-table-cell table:number-columns-repeated="12" table:style-name="ce8"/>
          <table:table-cell table:style-name="ce29"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text:p>單位：公噸</text:p>
          </table:table-cell>
          <table:covered-table-cell table:number-columns-repeated="12" table:style-name="ce2"/>
          <table:table-cell table:style-name="ce30" table:number-columns-repeated="1011"/>
        </table:table-row>
        <table:table-row table:style-name="ro3">
          <table:table-cell table:style-name="ce3" office:value-type="string" calcext:value-type="string" table:number-columns-spanned="3" table:number-rows-spanned="1">
            <text:p>年　　月</text:p>
          </table:table-cell>
          <table:covered-table-cell table:number-columns-repeated="2" table:style-name="ce9"/>
          <table:table-cell table:style-name="ce17" office:value-type="string" calcext:value-type="string">
            <text:p>合計</text:p>
          </table:table-cell>
          <table:table-cell table:style-name="ce17" office:value-type="string" calcext:value-type="string">
            <text:p>澳大利亞</text:p>
          </table:table-cell>
          <table:table-cell table:style-name="ce17" office:value-type="string" calcext:value-type="string">
            <text:p>印尼</text:p>
          </table:table-cell>
          <table:table-cell table:style-name="ce17" office:value-type="string" calcext:value-type="string">
            <text:p>俄羅斯</text:p>
          </table:table-cell>
          <table:table-cell table:style-name="ce17" office:value-type="string" calcext:value-type="string">
            <text:p>南非</text:p>
          </table:table-cell>
          <table:table-cell table:style-name="ce25" office:value-type="string" calcext:value-type="string">
            <text:p>中國大陸</text:p>
          </table:table-cell>
          <table:table-cell table:style-name="ce25" office:value-type="string" calcext:value-type="string">
            <text:p>加拿大</text:p>
          </table:table-cell>
          <table:table-cell table:style-name="ce25" office:value-type="string" calcext:value-type="string">
            <text:p>美國</text:p>
          </table:table-cell>
          <table:table-cell table:style-name="ce25" office:value-type="string" calcext:value-type="string">
            <text:p>越南</text:p>
          </table:table-cell>
          <table:table-cell table:style-name="ce17" office:value-type="string" calcext:value-type="string">
            <text:p>其他</text:p>
          </table:table-cell>
          <table:table-cell table:style-name="ce30" table:number-columns-repeated="1011"/>
        </table:table-row>
        <table:table-row table:style-name="ro4">
          <table:table-cell table:style-name="ce4" office:value-type="string" calcext:value-type="string">
            <text:p>民國 91年</text:p>
          </table:table-cell>
          <table:table-cell table:style-name="ce10"/>
          <table:table-cell table:style-name="ce13"/>
          <table:table-cell table:style-name="ce18" office:value-type="float" office:value="41147153" calcext:value-type="float">
            <text:p><text:s/>41,147,153 <text:s/></text:p>
          </table:table-cell>
          <table:table-cell table:style-name="ce22" office:value-type="float" office:value="12915281" calcext:value-type="float">
            <text:p><text:s/>12,915,281 <text:s/></text:p>
          </table:table-cell>
          <table:table-cell table:style-name="ce22" office:value-type="float" office:value="8642165" calcext:value-type="float">
            <text:p><text:s/>8,642,165 <text:s/></text:p>
          </table:table-cell>
          <table:table-cell table:style-name="ce22" office:value-type="float" office:value="1627106" calcext:value-type="float">
            <text:p><text:s/>1,627,106 <text:s/></text:p>
          </table:table-cell>
          <table:table-cell table:style-name="ce22" office:value-type="float" office:value="1877383" calcext:value-type="float">
            <text:p><text:s/>1,877,383 <text:s/></text:p>
          </table:table-cell>
          <table:table-cell table:style-name="ce22" office:value-type="float" office:value="15975454" calcext:value-type="float">
            <text:p><text:s/>15,975,454 <text:s/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2" office:value-type="float" office:value="109764" calcext:value-type="float">
            <text:p><text:s/>109,764 <text:s/></text:p>
          </table:table-cell>
          <table:table-cell table:style-name="ce22" office:value-type="float" office:value="0" calcext:value-type="float">
            <text:p>- <text:s/></text:p>
          </table:table-cell>
          <table:table-cell table:style-name="ce26" office:value-type="float" office:value="0" calcext:value-type="float">
            <text:p>- <text:s/></text:p>
          </table:table-cell>
          <table:table-cell table:style-name="ce31"/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2年</text:p>
          </table:table-cell>
          <table:table-cell table:style-name="ce11"/>
          <table:table-cell table:style-name="ce14"/>
          <table:table-cell table:style-name="ce19" office:value-type="float" office:value="43788144" calcext:value-type="float">
            <text:p><text:s/>43,788,144 <text:s/></text:p>
          </table:table-cell>
          <table:table-cell table:style-name="ce23" office:value-type="float" office:value="8563460" calcext:value-type="float">
            <text:p><text:s/>8,563,460 <text:s/></text:p>
          </table:table-cell>
          <table:table-cell table:style-name="ce23" office:value-type="float" office:value="10902884" calcext:value-type="float">
            <text:p><text:s/>10,902,884 <text:s/></text:p>
          </table:table-cell>
          <table:table-cell table:style-name="ce23" office:value-type="float" office:value="894699" calcext:value-type="float">
            <text:p><text:s/>894,699 <text:s/></text:p>
          </table:table-cell>
          <table:table-cell table:style-name="ce23" office:value-type="float" office:value="1301548" calcext:value-type="float">
            <text:p><text:s/>1,301,548 <text:s/></text:p>
          </table:table-cell>
          <table:table-cell table:style-name="ce23" office:value-type="float" office:value="22125553" calcext:value-type="float">
            <text:p><text:s/>22,125,553 <text:s/></text:p>
          </table:table-cell>
          <table:table-cell table:number-columns-repeated="3" table:style-name="ce23" office:value-type="float" office:value="0" calcext:value-type="float">
            <text:p>- <text:s/></text:p>
          </table:table-cell>
          <table:table-cell table:style-name="ce27" office:value-type="float" office:value="0" calcext:value-type="float">
            <text:p>- <text:s/></text:p>
          </table:table-cell>
          <table:table-cell table:style-name="ce31"/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3年</text:p>
          </table:table-cell>
          <table:table-cell table:style-name="ce11"/>
          <table:table-cell table:style-name="ce14"/>
          <table:table-cell table:style-name="ce19" office:value-type="float" office:value="49466403.323" calcext:value-type="float">
            <text:p><text:s/>49,466,403 <text:s/></text:p>
          </table:table-cell>
          <table:table-cell table:style-name="ce23" office:value-type="float" office:value="9553522" calcext:value-type="float">
            <text:p><text:s/>9,553,522 <text:s/></text:p>
          </table:table-cell>
          <table:table-cell table:style-name="ce23" office:value-type="float" office:value="13718209" calcext:value-type="float">
            <text:p><text:s/>13,718,209 <text:s/></text:p>
          </table:table-cell>
          <table:table-cell table:style-name="ce23" office:value-type="float" office:value="1066770" calcext:value-type="float">
            <text:p><text:s/>1,066,770 <text:s/></text:p>
          </table:table-cell>
          <table:table-cell table:style-name="ce23" office:value-type="float" office:value="397998" calcext:value-type="float">
            <text:p><text:s/>397,998 <text:s/></text:p>
          </table:table-cell>
          <table:table-cell table:style-name="ce23" office:value-type="float" office:value="24702897.999" calcext:value-type="float">
            <text:p><text:s/>24,702,898 <text:s/></text:p>
          </table:table-cell>
          <table:table-cell table:number-columns-repeated="3" table:style-name="ce23" office:value-type="float" office:value="0" calcext:value-type="float">
            <text:p>- <text:s/></text:p>
          </table:table-cell>
          <table:table-cell table:style-name="ce27" office:value-type="float" office:value="27006.324" calcext:value-type="float">
            <text:p><text:s/>27,006 <text:s/></text:p>
          </table:table-cell>
          <table:table-cell table:style-name="ce31"/>
          <table:table-cell table:number-columns-repeated="1010"/>
        </table:table-row>
        <table:table-row table:style-name="ro4">
          <table:table-cell table:style-name="ce5" office:value-type="string" calcext:value-type="string">
            <text:p>民國 94年</text:p>
          </table:table-cell>
          <table:table-cell table:style-name="ce11"/>
          <table:table-cell table:style-name="ce14"/>
          <table:table-cell table:style-name="ce19" office:value-type="float" office:value="49473522.17" calcext:value-type="float">
            <text:p><text:s/>49,473,522 <text:s/></text:p>
          </table:table-cell>
          <table:table-cell table:style-name="ce23" office:value-type="float" office:value="11529667" calcext:value-type="float">
            <text:p><text:s/>11,529,667 <text:s/></text:p>
          </table:table-cell>
          <table:table-cell table:style-name="ce23" office:value-type="float" office:value="13018366" calcext:value-type="float">
            <text:p><text:s/>13,018,366 <text:s/></text:p>
          </table:table-cell>
          <table:table-cell table:style-name="ce23" office:value-type="float" office:value="1056484" calcext:value-type="float">
            <text:p><text:s/>1,056,484 <text:s/></text:p>
          </table:table-cell>
          <table:table-cell table:style-name="ce23" office:value-type="float" office:value="342200" calcext:value-type="float">
            <text:p><text:s/>342,200 <text:s/></text:p>
          </table:table-cell>
          <table:table-cell table:style-name="ce23" office:value-type="float" office:value="23459296.002" calcext:value-type="float">
            <text:p><text:s/>23,459,296 <text:s/></text:p>
          </table:table-cell>
          <table:table-cell table:number-columns-repeated="3" table:style-name="ce23" office:value-type="float" office:value="0" calcext:value-type="float">
            <text:p>- <text:s/></text:p>
          </table:table-cell>
          <table:table-cell table:style-name="ce27" office:value-type="float" office:value="67509.168" calcext:value-type="float">
            <text:p><text:s/>67,509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5年</text:p>
          </table:table-cell>
          <table:table-cell table:style-name="ce11"/>
          <table:table-cell table:style-name="ce14"/>
          <table:table-cell table:style-name="ce19" office:value-type="float" office:value="51966242.612" calcext:value-type="float">
            <text:p><text:s/>51,966,243 <text:s/></text:p>
          </table:table-cell>
          <table:table-cell table:style-name="ce23" office:value-type="float" office:value="18833699" calcext:value-type="float">
            <text:p><text:s/>18,833,699 <text:s/></text:p>
          </table:table-cell>
          <table:table-cell table:style-name="ce23" office:value-type="float" office:value="18738601.003" calcext:value-type="float">
            <text:p><text:s/>18,738,601 <text:s/></text:p>
          </table:table-cell>
          <table:table-cell table:style-name="ce23" office:value-type="float" office:value="1237186" calcext:value-type="float">
            <text:p><text:s/>1,237,186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13032195.005" calcext:value-type="float">
            <text:p><text:s/>13,032,195 <text:s/></text:p>
          </table:table-cell>
          <table:table-cell table:style-name="ce23" office:value-type="float" office:value="3971" calcext:value-type="float">
            <text:p><text:s/>3,971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7" office:value-type="float" office:value="120590.604" calcext:value-type="float">
            <text:p><text:s/>120,591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6年</text:p>
          </table:table-cell>
          <table:table-cell table:style-name="ce11"/>
          <table:table-cell table:style-name="ce14"/>
          <table:table-cell table:style-name="ce19" office:value-type="float" office:value="54052287.952" calcext:value-type="float">
            <text:p><text:s/>54,052,288 <text:s/></text:p>
          </table:table-cell>
          <table:table-cell table:style-name="ce23" office:value-type="float" office:value="21691252" calcext:value-type="float">
            <text:p><text:s/>21,691,252 <text:s/></text:p>
          </table:table-cell>
          <table:table-cell table:style-name="ce23" office:value-type="float" office:value="17525031" calcext:value-type="float">
            <text:p><text:s/>17,525,031 <text:s/></text:p>
          </table:table-cell>
          <table:table-cell table:style-name="ce23" office:value-type="float" office:value="1134174" calcext:value-type="float">
            <text:p><text:s/>1,134,174 <text:s/></text:p>
          </table:table-cell>
          <table:table-cell table:style-name="ce23" office:value-type="float" office:value="579836" calcext:value-type="float">
            <text:p><text:s/>579,836 <text:s/></text:p>
          </table:table-cell>
          <table:table-cell table:style-name="ce23" office:value-type="float" office:value="12947267" calcext:value-type="float">
            <text:p><text:s/>12,947,267 <text:s/></text:p>
          </table:table-cell>
          <table:table-cell table:number-columns-repeated="3" table:style-name="ce23" office:value-type="float" office:value="0" calcext:value-type="float">
            <text:p>- <text:s/></text:p>
          </table:table-cell>
          <table:table-cell table:style-name="ce27" office:value-type="float" office:value="174727.952" calcext:value-type="float">
            <text:p><text:s/>174,728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7年</text:p>
          </table:table-cell>
          <table:table-cell table:style-name="ce11"/>
          <table:table-cell table:style-name="ce14"/>
          <table:table-cell table:style-name="ce19" office:value-type="float" office:value="51901864.681" calcext:value-type="float">
            <text:p><text:s/>51,901,865 <text:s/></text:p>
          </table:table-cell>
          <table:table-cell table:style-name="ce23" office:value-type="float" office:value="23564312.001" calcext:value-type="float">
            <text:p><text:s/>23,564,312 <text:s/></text:p>
          </table:table-cell>
          <table:table-cell table:style-name="ce23" office:value-type="float" office:value="16264290.997" calcext:value-type="float">
            <text:p><text:s/>16,264,291 <text:s/></text:p>
          </table:table-cell>
          <table:table-cell table:style-name="ce23" office:value-type="float" office:value="1012277" calcext:value-type="float">
            <text:p><text:s/>1,012,277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10744077.999" calcext:value-type="float">
            <text:p><text:s/>10,744,078 <text:s/></text:p>
          </table:table-cell>
          <table:table-cell table:number-columns-repeated="3" table:style-name="ce23" office:value-type="float" office:value="0" calcext:value-type="float">
            <text:p>- <text:s/></text:p>
          </table:table-cell>
          <table:table-cell table:style-name="ce27" office:value-type="float" office:value="316906.684" calcext:value-type="float">
            <text:p><text:s/>316,907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8年</text:p>
          </table:table-cell>
          <table:table-cell table:style-name="ce11"/>
          <table:table-cell table:style-name="ce14"/>
          <table:table-cell table:style-name="ce19" office:value-type="float" office:value="47668904.203" calcext:value-type="float">
            <text:p><text:s/>47,668,904 <text:s/></text:p>
          </table:table-cell>
          <table:table-cell table:style-name="ce23" office:value-type="float" office:value="22152176" calcext:value-type="float">
            <text:p><text:s/>22,152,176 <text:s/></text:p>
          </table:table-cell>
          <table:table-cell table:style-name="ce23" office:value-type="float" office:value="16422974.006" calcext:value-type="float">
            <text:p><text:s/>16,422,974 <text:s/></text:p>
          </table:table-cell>
          <table:table-cell table:style-name="ce23" office:value-type="float" office:value="1837163.999" calcext:value-type="float">
            <text:p><text:s/>1,837,164 <text:s/></text:p>
          </table:table-cell>
          <table:table-cell table:style-name="ce23" office:value-type="float" office:value="2284390" calcext:value-type="float">
            <text:p><text:s/>2,284,390 <text:s/></text:p>
          </table:table-cell>
          <table:table-cell table:style-name="ce23" office:value-type="float" office:value="4420393.002" calcext:value-type="float">
            <text:p><text:s/>4,420,393 <text:s/></text:p>
          </table:table-cell>
          <table:table-cell table:number-columns-repeated="3" table:style-name="ce23" office:value-type="float" office:value="0" calcext:value-type="float">
            <text:p>- <text:s/></text:p>
          </table:table-cell>
          <table:table-cell table:style-name="ce27" office:value-type="float" office:value="551807.196" calcext:value-type="float">
            <text:p><text:s/>551,807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 99年</text:p>
          </table:table-cell>
          <table:table-cell table:style-name="ce11"/>
          <table:table-cell table:style-name="ce14"/>
          <table:table-cell table:style-name="ce19" office:value-type="float" office:value="51027480.775" calcext:value-type="float">
            <text:p><text:s/>51,027,481 <text:s/></text:p>
          </table:table-cell>
          <table:table-cell table:style-name="ce23" office:value-type="float" office:value="24285501.001" calcext:value-type="float">
            <text:p><text:s/>24,285,501 <text:s/></text:p>
          </table:table-cell>
          <table:table-cell table:style-name="ce23" office:value-type="float" office:value="16303119.999" calcext:value-type="float">
            <text:p><text:s/>16,303,120 <text:s/></text:p>
          </table:table-cell>
          <table:table-cell table:style-name="ce23" office:value-type="float" office:value="1084726.001" calcext:value-type="float">
            <text:p><text:s/>1,084,726 <text:s/></text:p>
          </table:table-cell>
          <table:table-cell table:style-name="ce23" office:value-type="float" office:value="2576032" calcext:value-type="float">
            <text:p><text:s/>2,576,032 <text:s/></text:p>
          </table:table-cell>
          <table:table-cell table:style-name="ce23" office:value-type="float" office:value="3870810.003" calcext:value-type="float">
            <text:p><text:s/>3,870,810 <text:s/></text:p>
          </table:table-cell>
          <table:table-cell table:number-columns-repeated="3" table:style-name="ce23" office:value-type="float" office:value="0" calcext:value-type="float">
            <text:p>- <text:s/></text:p>
          </table:table-cell>
          <table:table-cell table:style-name="ce27" office:value-type="float" office:value="2907291.771" calcext:value-type="float">
            <text:p><text:s/>2,907,292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0年</text:p>
          </table:table-cell>
          <table:table-cell table:style-name="ce11"/>
          <table:table-cell table:style-name="ce14"/>
          <table:table-cell table:style-name="ce19" office:value-type="float" office:value="48127096.105" calcext:value-type="float">
            <text:p><text:s/>48,127,096 <text:s/></text:p>
          </table:table-cell>
          <table:table-cell table:style-name="ce23" office:value-type="float" office:value="23228293.997" calcext:value-type="float">
            <text:p><text:s/>23,228,294 <text:s/></text:p>
          </table:table-cell>
          <table:table-cell table:style-name="ce23" office:value-type="float" office:value="13003174.003" calcext:value-type="float">
            <text:p><text:s/>13,003,174 <text:s/></text:p>
          </table:table-cell>
          <table:table-cell table:style-name="ce23" office:value-type="float" office:value="3448639.002" calcext:value-type="float">
            <text:p><text:s/>3,448,639 <text:s/></text:p>
          </table:table-cell>
          <table:table-cell table:style-name="ce23" office:value-type="float" office:value="4684862" calcext:value-type="float">
            <text:p><text:s/>4,684,862 <text:s/></text:p>
          </table:table-cell>
          <table:table-cell table:style-name="ce23" office:value-type="float" office:value="1821574.001" calcext:value-type="float">
            <text:p><text:s/>1,821,574 <text:s/></text:p>
          </table:table-cell>
          <table:table-cell table:style-name="ce23" office:value-type="float" office:value="74569" calcext:value-type="float">
            <text:p><text:s/>74,569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14340.001" calcext:value-type="float">
            <text:p><text:s/>14,340 <text:s/></text:p>
          </table:table-cell>
          <table:table-cell table:style-name="ce27" office:value-type="float" office:value="1851644.101" calcext:value-type="float">
            <text:p><text:s/>1,851,644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1年</text:p>
          </table:table-cell>
          <table:table-cell table:style-name="ce11"/>
          <table:table-cell table:style-name="ce14"/>
          <table:table-cell table:style-name="ce19" office:value-type="float" office:value="43857230.752" calcext:value-type="float">
            <text:p><text:s/>43,857,231 <text:s/></text:p>
          </table:table-cell>
          <table:table-cell table:style-name="ce23" office:value-type="float" office:value="19793151.999" calcext:value-type="float">
            <text:p><text:s/>19,793,152 <text:s/></text:p>
          </table:table-cell>
          <table:table-cell table:style-name="ce23" office:value-type="float" office:value="12672933" calcext:value-type="float">
            <text:p><text:s/>12,672,933 <text:s/></text:p>
          </table:table-cell>
          <table:table-cell table:style-name="ce23" office:value-type="float" office:value="3362588.997" calcext:value-type="float">
            <text:p><text:s/>3,362,589 <text:s/></text:p>
          </table:table-cell>
          <table:table-cell table:style-name="ce23" office:value-type="float" office:value="5079774" calcext:value-type="float">
            <text:p><text:s/>5,079,774 <text:s/></text:p>
          </table:table-cell>
          <table:table-cell table:style-name="ce23" office:value-type="float" office:value="1061964" calcext:value-type="float">
            <text:p><text:s/>1,061,964 <text:s/></text:p>
          </table:table-cell>
          <table:table-cell table:style-name="ce23" office:value-type="float" office:value="70714" calcext:value-type="float">
            <text:p><text:s/>70,714 <text:s/></text:p>
          </table:table-cell>
          <table:table-cell table:style-name="ce23" office:value-type="float" office:value="331214" calcext:value-type="float">
            <text:p><text:s/>331,214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1484890.756" calcext:value-type="float">
            <text:p><text:s/>1,484,891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2年</text:p>
          </table:table-cell>
          <table:table-cell table:style-name="ce11"/>
          <table:table-cell table:style-name="ce14"/>
          <table:table-cell table:style-name="ce19" office:value-type="float" office:value="46922354.456" calcext:value-type="float">
            <text:p><text:s/>46,922,354 <text:s/></text:p>
          </table:table-cell>
          <table:table-cell table:style-name="ce23" office:value-type="float" office:value="21528544" calcext:value-type="float">
            <text:p><text:s/>21,528,544 <text:s/></text:p>
          </table:table-cell>
          <table:table-cell table:style-name="ce23" office:value-type="float" office:value="14141653" calcext:value-type="float">
            <text:p><text:s/>14,141,653 <text:s/></text:p>
          </table:table-cell>
          <table:table-cell table:style-name="ce23" office:value-type="float" office:value="2725738" calcext:value-type="float">
            <text:p><text:s/>2,725,738 <text:s/></text:p>
          </table:table-cell>
          <table:table-cell table:style-name="ce23" office:value-type="float" office:value="6044316" calcext:value-type="float">
            <text:p><text:s/>6,044,316 <text:s/></text:p>
          </table:table-cell>
          <table:table-cell table:style-name="ce23" office:value-type="float" office:value="832868" calcext:value-type="float">
            <text:p><text:s/>832,868 <text:s/></text:p>
          </table:table-cell>
          <table:table-cell table:style-name="ce23" office:value-type="float" office:value="87085" calcext:value-type="float">
            <text:p><text:s/>87,085 <text:s/></text:p>
          </table:table-cell>
          <table:table-cell table:style-name="ce23" office:value-type="float" office:value="303446" calcext:value-type="float">
            <text:p><text:s/>303,446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1258704.456" calcext:value-type="float">
            <text:p><text:s/>1,258,704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3年</text:p>
          </table:table-cell>
          <table:table-cell table:style-name="ce11"/>
          <table:table-cell table:style-name="ce14"/>
          <table:table-cell table:style-name="ce19" office:value-type="float" office:value="46725540.092" calcext:value-type="float">
            <text:p><text:s/>46,725,540 <text:s/></text:p>
          </table:table-cell>
          <table:table-cell table:style-name="ce23" office:value-type="float" office:value="24041083" calcext:value-type="float">
            <text:p><text:s/>24,041,083 <text:s/></text:p>
          </table:table-cell>
          <table:table-cell table:style-name="ce23" office:value-type="float" office:value="13318989" calcext:value-type="float">
            <text:p><text:s/>13,318,989 <text:s/></text:p>
          </table:table-cell>
          <table:table-cell table:style-name="ce23" office:value-type="float" office:value="5229809" calcext:value-type="float">
            <text:p><text:s/>5,229,809 <text:s/></text:p>
          </table:table-cell>
          <table:table-cell table:style-name="ce23" office:value-type="float" office:value="1755778" calcext:value-type="float">
            <text:p><text:s/>1,755,778 <text:s/></text:p>
          </table:table-cell>
          <table:table-cell table:style-name="ce23" office:value-type="float" office:value="544907" calcext:value-type="float">
            <text:p><text:s/>544,907 <text:s/></text:p>
          </table:table-cell>
          <table:table-cell table:style-name="ce23" office:value-type="float" office:value="511561" calcext:value-type="float">
            <text:p><text:s/>511,561 <text:s/></text:p>
          </table:table-cell>
          <table:table-cell table:style-name="ce23" office:value-type="float" office:value="1900" calcext:value-type="float">
            <text:p><text:s/>1,900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1321513.092" calcext:value-type="float">
            <text:p><text:s/>1,321,513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4年</text:p>
          </table:table-cell>
          <table:table-cell table:style-name="ce11"/>
          <table:table-cell table:style-name="ce14"/>
          <table:table-cell table:style-name="ce19" office:value-type="float" office:value="47797583.738" calcext:value-type="float">
            <text:p><text:s/>47,797,584 <text:s/></text:p>
          </table:table-cell>
          <table:table-cell table:style-name="ce23" office:value-type="float" office:value="25844236" calcext:value-type="float">
            <text:p><text:s/>25,844,236 <text:s/></text:p>
          </table:table-cell>
          <table:table-cell table:style-name="ce23" office:value-type="float" office:value="12052987" calcext:value-type="float">
            <text:p><text:s/>12,052,987 <text:s/></text:p>
          </table:table-cell>
          <table:table-cell table:style-name="ce23" office:value-type="float" office:value="7134286" calcext:value-type="float">
            <text:p><text:s/>7,134,286 <text:s/></text:p>
          </table:table-cell>
          <table:table-cell table:style-name="ce23" office:value-type="float" office:value="988929" calcext:value-type="float">
            <text:p><text:s/>988,929 <text:s/></text:p>
          </table:table-cell>
          <table:table-cell table:style-name="ce23" office:value-type="float" office:value="301635" calcext:value-type="float">
            <text:p><text:s/>301,635 <text:s/></text:p>
          </table:table-cell>
          <table:table-cell table:style-name="ce23" office:value-type="float" office:value="189846" calcext:value-type="float">
            <text:p><text:s/>189,846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7" office:value-type="float" office:value="1285664.738" calcext:value-type="float">
            <text:p><text:s/>1,285,665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5年</text:p>
          </table:table-cell>
          <table:table-cell table:style-name="ce11"/>
          <table:table-cell table:style-name="ce14"/>
          <table:table-cell table:style-name="ce19" office:value-type="float" office:value="46235711.531" calcext:value-type="float">
            <text:p><text:s/>46,235,712 <text:s/></text:p>
          </table:table-cell>
          <table:table-cell table:style-name="ce23" office:value-type="float" office:value="29197440.74" calcext:value-type="float">
            <text:p><text:s/>29,197,441 <text:s/></text:p>
          </table:table-cell>
          <table:table-cell table:style-name="ce23" office:value-type="float" office:value="7869684.211" calcext:value-type="float">
            <text:p><text:s/>7,869,684 <text:s/></text:p>
          </table:table-cell>
          <table:table-cell table:style-name="ce23" office:value-type="float" office:value="7090635.58" calcext:value-type="float">
            <text:p><text:s/>7,090,636 <text:s/></text:p>
          </table:table-cell>
          <table:table-cell table:style-name="ce23" office:value-type="float" office:value="1119888" calcext:value-type="float">
            <text:p><text:s/>1,119,888 <text:s/></text:p>
          </table:table-cell>
          <table:table-cell table:style-name="ce23" office:value-type="float" office:value="703255" calcext:value-type="float">
            <text:p><text:s/>703,255 <text:s/></text:p>
          </table:table-cell>
          <table:table-cell table:style-name="ce23" office:value-type="float" office:value="166730" calcext:value-type="float">
            <text:p><text:s/>166,730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7" office:value-type="float" office:value="88078" calcext:value-type="float">
            <text:p><text:s/>88,078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6年</text:p>
          </table:table-cell>
          <table:table-cell table:style-name="ce11"/>
          <table:table-cell table:style-name="ce14"/>
          <table:table-cell table:style-name="ce19" office:value-type="float" office:value="48461977.538" calcext:value-type="float">
            <text:p><text:s/>48,461,978 <text:s/></text:p>
          </table:table-cell>
          <table:table-cell table:style-name="ce23" office:value-type="float" office:value="27637221.13" calcext:value-type="float">
            <text:p><text:s/>27,637,221 <text:s/></text:p>
          </table:table-cell>
          <table:table-cell table:style-name="ce23" office:value-type="float" office:value="6564349.408" calcext:value-type="float">
            <text:p><text:s/>6,564,349 <text:s/></text:p>
          </table:table-cell>
          <table:table-cell table:style-name="ce23" office:value-type="float" office:value="8559343" calcext:value-type="float">
            <text:p><text:s/>8,559,343 <text:s/></text:p>
          </table:table-cell>
          <table:table-cell table:style-name="ce23" office:value-type="float" office:value="3159713" calcext:value-type="float">
            <text:p><text:s/>3,159,713 <text:s/></text:p>
          </table:table-cell>
          <table:table-cell table:style-name="ce23" office:value-type="float" office:value="100756" calcext:value-type="float">
            <text:p><text:s/>100,756 <text:s/></text:p>
          </table:table-cell>
          <table:table-cell table:style-name="ce23" office:value-type="float" office:value="648537" calcext:value-type="float">
            <text:p><text:s/>648,537 <text:s/></text:p>
          </table:table-cell>
          <table:table-cell table:style-name="ce23" office:value-type="float" office:value="976385" calcext:value-type="float">
            <text:p><text:s/>976,385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815673" calcext:value-type="float">
            <text:p><text:s/>815,673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7年</text:p>
          </table:table-cell>
          <table:table-cell table:style-name="ce11"/>
          <table:table-cell table:style-name="ce14"/>
          <table:table-cell table:style-name="ce19" office:value-type="float" office:value="47616502.37" calcext:value-type="float">
            <text:p><text:s/>47,616,502 <text:s/></text:p>
          </table:table-cell>
          <table:table-cell table:style-name="ce23" office:value-type="float" office:value="27892521" calcext:value-type="float">
            <text:p><text:s/>27,892,521 <text:s/></text:p>
          </table:table-cell>
          <table:table-cell table:style-name="ce23" office:value-type="float" office:value="5446834.37" calcext:value-type="float">
            <text:p><text:s/>5,446,834 <text:s/></text:p>
          </table:table-cell>
          <table:table-cell table:style-name="ce23" office:value-type="float" office:value="9517164" calcext:value-type="float">
            <text:p><text:s/>9,517,164 <text:s/></text:p>
          </table:table-cell>
          <table:table-cell table:style-name="ce23" office:value-type="float" office:value="2752846" calcext:value-type="float">
            <text:p><text:s/>2,752,846 <text:s/></text:p>
          </table:table-cell>
          <table:table-cell table:style-name="ce23" office:value-type="float" office:value="160623" calcext:value-type="float">
            <text:p><text:s/>160,623 <text:s/></text:p>
          </table:table-cell>
          <table:table-cell table:style-name="ce23" office:value-type="float" office:value="1067895" calcext:value-type="float">
            <text:p><text:s/>1,067,895 <text:s/></text:p>
          </table:table-cell>
          <table:table-cell table:style-name="ce23" office:value-type="float" office:value="431059" calcext:value-type="float">
            <text:p><text:s/>431,059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7" office:value-type="float" office:value="347560" calcext:value-type="float">
            <text:p><text:s/>347,560 <text:s/></text:p>
          </table:table-cell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8年</text:p>
          </table:table-cell>
          <table:table-cell table:style-name="ce11"/>
          <table:table-cell table:style-name="ce14"/>
          <table:table-cell table:style-name="ce19" office:value-type="float" office:value="48069834.714" calcext:value-type="float">
            <text:p><text:s/>48,069,835 <text:s/></text:p>
          </table:table-cell>
          <table:table-cell table:style-name="ce23" office:value-type="float" office:value="28754942" calcext:value-type="float">
            <text:p><text:s/>28,754,942 <text:s/></text:p>
          </table:table-cell>
          <table:table-cell table:style-name="ce23" office:value-type="float" office:value="7675125.004" calcext:value-type="float">
            <text:p><text:s/>7,675,125 <text:s/></text:p>
          </table:table-cell>
          <table:table-cell table:style-name="ce23" office:value-type="float" office:value="8587078.71" calcext:value-type="float">
            <text:p><text:s/>8,587,079 <text:s/></text:p>
          </table:table-cell>
          <table:table-cell table:style-name="ce23" office:value-type="float" office:value="1575608" calcext:value-type="float">
            <text:p><text:s/>1,575,608 <text:s/></text:p>
          </table:table-cell>
          <table:table-cell table:style-name="ce23" office:value-type="float" office:value="260705" calcext:value-type="float">
            <text:p><text:s/>260,705 <text:s/></text:p>
          </table:table-cell>
          <table:table-cell table:style-name="ce23" office:value-type="float" office:value="492323" calcext:value-type="float">
            <text:p><text:s/>492,323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7" office:value-type="float" office:value="724053" calcext:value-type="float">
            <text:p><text:s/>724,053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/>
          <table:table-cell table:style-name="ce14"/>
          <table:table-cell table:style-name="ce19"/>
          <table:table-cell table:style-name="ce23" table:number-columns-repeated="8"/>
          <table:table-cell table:style-name="ce27"/>
          <table:table-cell table:number-columns-repeated="1011"/>
        </table:table-row>
        <table:table-row table:style-name="ro4">
          <table:table-cell table:style-name="ce5" office:value-type="string" calcext:value-type="string">
            <text:p>民國109年</text:p>
          </table:table-cell>
          <table:table-cell table:style-name="ce11" office:value-type="string" calcext:value-type="string">
            <text:p><text:s/>1月</text:p>
          </table:table-cell>
          <table:table-cell table:style-name="ce14"/>
          <table:table-cell table:style-name="ce19" office:value-type="float" office:value="3470896.246" calcext:value-type="float">
            <text:p><text:s/>3,470,896 <text:s/></text:p>
          </table:table-cell>
          <table:table-cell table:style-name="ce23" office:value-type="float" office:value="1708333.8" calcext:value-type="float">
            <text:p><text:s/>1,708,334 <text:s/></text:p>
          </table:table-cell>
          <table:table-cell table:style-name="ce23" office:value-type="float" office:value="507079.306" calcext:value-type="float">
            <text:p><text:s/>507,079 <text:s/></text:p>
          </table:table-cell>
          <table:table-cell table:style-name="ce23" office:value-type="float" office:value="638899.14" calcext:value-type="float">
            <text:p><text:s/>638,899 <text:s/></text:p>
          </table:table-cell>
          <table:table-cell table:style-name="ce23" office:value-type="float" office:value="164963" calcext:value-type="float">
            <text:p><text:s/>164,963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363620" calcext:value-type="float">
            <text:p><text:s/>363,620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7" office:value-type="float" office:value="88001" calcext:value-type="float">
            <text:p><text:s/>88,001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4"/>
          <table:table-cell table:style-name="ce19" office:value-type="float" office:value="3079530.01" calcext:value-type="float">
            <text:p><text:s/>3,079,530 <text:s/></text:p>
          </table:table-cell>
          <table:table-cell table:style-name="ce23" office:value-type="float" office:value="2101103" calcext:value-type="float">
            <text:p><text:s/>2,101,103 <text:s/></text:p>
          </table:table-cell>
          <table:table-cell table:style-name="ce23" office:value-type="float" office:value="497887.54" calcext:value-type="float">
            <text:p><text:s/>497,888 <text:s/></text:p>
          </table:table-cell>
          <table:table-cell table:style-name="ce23" office:value-type="float" office:value="471867.17" calcext:value-type="float">
            <text:p><text:s/>471,867 <text:s/></text:p>
          </table:table-cell>
          <table:table-cell table:number-columns-repeated="5" table:style-name="ce23" office:value-type="float" office:value="0" calcext:value-type="float">
            <text:p>- <text:s/></text:p>
          </table:table-cell>
          <table:table-cell table:style-name="ce27" office:value-type="float" office:value="8672.3" calcext:value-type="float">
            <text:p><text:s/>8,672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4"/>
          <table:table-cell table:style-name="ce19" office:value-type="float" office:value="3191979.017" calcext:value-type="float">
            <text:p><text:s/>3,191,979 <text:s/></text:p>
          </table:table-cell>
          <table:table-cell table:style-name="ce23" office:value-type="float" office:value="2121295.41" calcext:value-type="float">
            <text:p><text:s/>2,121,295 <text:s/></text:p>
          </table:table-cell>
          <table:table-cell table:style-name="ce23" office:value-type="float" office:value="455429.727" calcext:value-type="float">
            <text:p><text:s/>455,430 <text:s/></text:p>
          </table:table-cell>
          <table:table-cell table:style-name="ce23" office:value-type="float" office:value="615253.88" calcext:value-type="float">
            <text:p><text:s/>615,254 <text:s/></text:p>
          </table:table-cell>
          <table:table-cell table:number-columns-repeated="5" table:style-name="ce23" office:value-type="float" office:value="0" calcext:value-type="float">
            <text:p>-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4"/>
          <table:table-cell table:style-name="ce19" office:value-type="float" office:value="3389926.208" calcext:value-type="float">
            <text:p><text:s/>3,389,926 <text:s/></text:p>
          </table:table-cell>
          <table:table-cell table:style-name="ce23" office:value-type="float" office:value="2219282.32" calcext:value-type="float">
            <text:p><text:s/>2,219,282 <text:s/></text:p>
          </table:table-cell>
          <table:table-cell table:style-name="ce23" office:value-type="float" office:value="572175.368" calcext:value-type="float">
            <text:p><text:s/>572,175 <text:s/></text:p>
          </table:table-cell>
          <table:table-cell table:style-name="ce23" office:value-type="float" office:value="564637.35" calcext:value-type="float">
            <text:p><text:s/>564,637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33831.17" calcext:value-type="float">
            <text:p><text:s/>33,831 <text:s/></text:p>
          </table:table-cell>
          <table:table-cell table:number-columns-repeated="3" table:style-name="ce23" office:value-type="float" office:value="0" calcext:value-type="float">
            <text:p>-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4"/>
          <table:table-cell table:style-name="ce19" office:value-type="float" office:value="4941084.952" calcext:value-type="float">
            <text:p><text:s/>4,941,085 <text:s/></text:p>
          </table:table-cell>
          <table:table-cell table:style-name="ce23" office:value-type="float" office:value="2682281.42" calcext:value-type="float">
            <text:p><text:s/>2,682,281 <text:s/></text:p>
          </table:table-cell>
          <table:table-cell table:style-name="ce23" office:value-type="float" office:value="593691.132" calcext:value-type="float">
            <text:p><text:s/>593,691 <text:s/></text:p>
          </table:table-cell>
          <table:table-cell table:style-name="ce23" office:value-type="float" office:value="1225031.51" calcext:value-type="float">
            <text:p><text:s/>1,225,032 <text:s/></text:p>
          </table:table-cell>
          <table:table-cell table:style-name="ce23" office:value-type="float" office:value="164175" calcext:value-type="float">
            <text:p><text:s/>164,175 <text:s/></text:p>
          </table:table-cell>
          <table:table-cell table:style-name="ce23" office:value-type="float" office:value="21007.89" calcext:value-type="float">
            <text:p><text:s/>21,008 <text:s/></text:p>
          </table:table-cell>
          <table:table-cell table:style-name="ce23" office:value-type="float" office:value="165895" calcext:value-type="float">
            <text:p><text:s/>165,895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7" office:value-type="float" office:value="89003" calcext:value-type="float">
            <text:p><text:s/>89,003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4"/>
          <table:table-cell table:style-name="ce19" office:value-type="float" office:value="4508062.724" calcext:value-type="float">
            <text:p><text:s/>4,508,063 <text:s/></text:p>
          </table:table-cell>
          <table:table-cell table:style-name="ce23" office:value-type="float" office:value="2254575" calcext:value-type="float">
            <text:p><text:s/>2,254,575 <text:s/></text:p>
          </table:table-cell>
          <table:table-cell table:style-name="ce23" office:value-type="float" office:value="511804.704" calcext:value-type="float">
            <text:p><text:s/>511,805 <text:s/></text:p>
          </table:table-cell>
          <table:table-cell table:style-name="ce23" office:value-type="float" office:value="1372137.72" calcext:value-type="float">
            <text:p><text:s/>1,372,138 <text:s/></text:p>
          </table:table-cell>
          <table:table-cell table:style-name="ce23" office:value-type="float" office:value="164036" calcext:value-type="float">
            <text:p><text:s/>164,036 <text:s/></text:p>
          </table:table-cell>
          <table:table-cell table:style-name="ce23" office:value-type="float" office:value="34949.3" calcext:value-type="float">
            <text:p><text:s/>34,949 <text:s/></text:p>
          </table:table-cell>
          <table:table-cell table:style-name="ce23" office:value-type="float" office:value="170560" calcext:value-type="float">
            <text:p><text:s/>170,560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4"/>
          <table:table-cell table:style-name="ce19" office:value-type="float" office:value="4077125.802" calcext:value-type="float">
            <text:p><text:s/>4,077,126 <text:s/></text:p>
          </table:table-cell>
          <table:table-cell table:style-name="ce23" office:value-type="float" office:value="2542826.26" calcext:value-type="float">
            <text:p><text:s/>2,542,826 <text:s/></text:p>
          </table:table-cell>
          <table:table-cell table:style-name="ce23" office:value-type="float" office:value="459510.122" calcext:value-type="float">
            <text:p><text:s/>459,510 <text:s/></text:p>
          </table:table-cell>
          <table:table-cell table:style-name="ce23" office:value-type="float" office:value="723012.42" calcext:value-type="float">
            <text:p><text:s/>723,012 <text:s/></text:p>
          </table:table-cell>
          <table:table-cell table:style-name="ce23" office:value-type="float" office:value="351777" calcext:value-type="float">
            <text:p><text:s/>351,777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4"/>
          <table:table-cell table:style-name="ce19" office:value-type="float" office:value="4638447.731" calcext:value-type="float">
            <text:p><text:s/>4,638,448 <text:s/></text:p>
          </table:table-cell>
          <table:table-cell table:style-name="ce23" office:value-type="float" office:value="2689245.41" calcext:value-type="float">
            <text:p><text:s/>2,689,245 <text:s/></text:p>
          </table:table-cell>
          <table:table-cell table:style-name="ce23" office:value-type="float" office:value="412077.151" calcext:value-type="float">
            <text:p><text:s/>412,077 <text:s/></text:p>
          </table:table-cell>
          <table:table-cell table:style-name="ce23" office:value-type="float" office:value="1372950.17" calcext:value-type="float">
            <text:p><text:s/>1,372,950 <text:s/></text:p>
          </table:table-cell>
          <table:table-cell table:style-name="ce23" office:value-type="float" office:value="164175" calcext:value-type="float">
            <text:p><text:s/>164,175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4"/>
          <table:table-cell table:style-name="ce19" office:value-type="float" office:value="4259847.574" calcext:value-type="float">
            <text:p><text:s/>4,259,848 <text:s/></text:p>
          </table:table-cell>
          <table:table-cell table:style-name="ce23" office:value-type="float" office:value="2595734.16" calcext:value-type="float">
            <text:p><text:s/>2,595,734 <text:s/></text:p>
          </table:table-cell>
          <table:table-cell table:style-name="ce23" office:value-type="float" office:value="535682.974" calcext:value-type="float">
            <text:p><text:s/>535,683 <text:s/></text:p>
          </table:table-cell>
          <table:table-cell table:style-name="ce23" office:value-type="float" office:value="1128430.44" calcext:value-type="float">
            <text:p><text:s/>1,128,430 <text:s/></text:p>
          </table:table-cell>
          <table:table-cell table:number-columns-repeated="5" table:style-name="ce23" office:value-type="float" office:value="0" calcext:value-type="float">
            <text:p>-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4"/>
          <table:table-cell table:style-name="ce19" office:value-type="float" office:value="3307917.014" calcext:value-type="float">
            <text:p><text:s/>3,307,917 <text:s/></text:p>
          </table:table-cell>
          <table:table-cell table:style-name="ce23" office:value-type="float" office:value="2058622.76" calcext:value-type="float">
            <text:p><text:s/>2,058,623 <text:s/></text:p>
          </table:table-cell>
          <table:table-cell table:style-name="ce23" office:value-type="float" office:value="329306.104" calcext:value-type="float">
            <text:p><text:s/>329,306 <text:s/></text:p>
          </table:table-cell>
          <table:table-cell table:style-name="ce23" office:value-type="float" office:value="841132.15" calcext:value-type="float">
            <text:p><text:s/>841,132 <text:s/></text:p>
          </table:table-cell>
          <table:table-cell table:number-columns-repeated="5" table:style-name="ce23" office:value-type="float" office:value="0" calcext:value-type="float">
            <text:p>- <text:s/></text:p>
          </table:table-cell>
          <table:table-cell table:style-name="ce27" office:value-type="float" office:value="78856" calcext:value-type="float">
            <text:p><text:s/>78,856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4"/>
          <table:table-cell table:style-name="ce19" office:value-type="float" office:value="3358286.835" calcext:value-type="float">
            <text:p><text:s/>3,358,287 <text:s/></text:p>
          </table:table-cell>
          <table:table-cell table:style-name="ce23" office:value-type="float" office:value="1685784.24" calcext:value-type="float">
            <text:p><text:s/>1,685,784 <text:s/></text:p>
          </table:table-cell>
          <table:table-cell table:style-name="ce23" office:value-type="float" office:value="551161.615" calcext:value-type="float">
            <text:p><text:s/>551,162 <text:s/></text:p>
          </table:table-cell>
          <table:table-cell table:style-name="ce23" office:value-type="float" office:value="1026759.98" calcext:value-type="float">
            <text:p><text:s/>1,026,760 <text:s/></text:p>
          </table:table-cell>
          <table:table-cell table:number-columns-repeated="5" table:style-name="ce23" office:value-type="float" office:value="0" calcext:value-type="float">
            <text:p>- <text:s/></text:p>
          </table:table-cell>
          <table:table-cell table:style-name="ce27" office:value-type="float" office:value="94581" calcext:value-type="float">
            <text:p><text:s/>94,581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 - 11月</text:p>
          </table:table-cell>
          <table:table-cell table:style-name="ce14"/>
          <table:table-cell table:style-name="ce19" office:value-type="float" office:value="42223104.113" calcext:value-type="float">
            <text:p><text:s/>42,223,104 <text:s/></text:p>
          </table:table-cell>
          <table:table-cell table:style-name="ce23" office:value-type="float" office:value="24659083.78" calcext:value-type="float">
            <text:p><text:s/>24,659,084 <text:s/></text:p>
          </table:table-cell>
          <table:table-cell table:style-name="ce23" office:value-type="float" office:value="5425805.743" calcext:value-type="float">
            <text:p><text:s/>5,425,806 <text:s/></text:p>
          </table:table-cell>
          <table:table-cell table:style-name="ce23" office:value-type="float" office:value="9980111.93" calcext:value-type="float">
            <text:p><text:s/>9,980,112 <text:s/></text:p>
          </table:table-cell>
          <table:table-cell table:style-name="ce23" office:value-type="float" office:value="1009126" calcext:value-type="float">
            <text:p><text:s/>1,009,126 <text:s/></text:p>
          </table:table-cell>
          <table:table-cell table:style-name="ce23" office:value-type="float" office:value="89788.36" calcext:value-type="float">
            <text:p><text:s/>89,788 <text:s/></text:p>
          </table:table-cell>
          <table:table-cell table:style-name="ce23" office:value-type="float" office:value="700075" calcext:value-type="float">
            <text:p><text:s/>700,075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7" office:value-type="float" office:value="359113.3" calcext:value-type="float">
            <text:p><text:s/>359,113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2月</text:p>
          </table:table-cell>
          <table:table-cell table:style-name="ce14"/>
          <table:table-cell table:style-name="ce19" office:value-type="float" office:value="2473152.184" calcext:value-type="float">
            <text:p><text:s/>2,473,152 <text:s/></text:p>
          </table:table-cell>
          <table:table-cell table:style-name="ce23" office:value-type="float" office:value="1058217.836" calcext:value-type="float">
            <text:p><text:s/>1,058,218 <text:s/></text:p>
          </table:table-cell>
          <table:table-cell table:style-name="ce23" office:value-type="float" office:value="431997.608" calcext:value-type="float">
            <text:p><text:s/>431,998 <text:s/></text:p>
          </table:table-cell>
          <table:table-cell table:style-name="ce23" office:value-type="float" office:value="814600.74" calcext:value-type="float">
            <text:p><text:s/>814,601 <text:s/></text:p>
          </table:table-cell>
          <table:table-cell table:style-name="ce23" office:value-type="float" office:value="168336" calcext:value-type="float">
            <text:p><text:s/>168,336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 - 12月</text:p>
          </table:table-cell>
          <table:table-cell table:style-name="ce14"/>
          <table:table-cell table:style-name="ce19" office:value-type="float" office:value="44696256.297" calcext:value-type="float">
            <text:p><text:s/>44,696,256 <text:s/></text:p>
          </table:table-cell>
          <table:table-cell table:style-name="ce23" office:value-type="float" office:value="25717301.616" calcext:value-type="float">
            <text:p><text:s/>25,717,302 <text:s/></text:p>
          </table:table-cell>
          <table:table-cell table:style-name="ce23" office:value-type="float" office:value="5857803.351" calcext:value-type="float">
            <text:p><text:s/>5,857,803 <text:s/></text:p>
          </table:table-cell>
          <table:table-cell table:style-name="ce23" office:value-type="float" office:value="10794712.67" calcext:value-type="float">
            <text:p><text:s/>10,794,713 <text:s/></text:p>
          </table:table-cell>
          <table:table-cell table:style-name="ce23" office:value-type="float" office:value="1177462" calcext:value-type="float">
            <text:p><text:s/>1,177,462 <text:s/></text:p>
          </table:table-cell>
          <table:table-cell table:style-name="ce23" office:value-type="float" office:value="89788.36" calcext:value-type="float">
            <text:p><text:s/>89,788 <text:s/></text:p>
          </table:table-cell>
          <table:table-cell table:style-name="ce23" office:value-type="float" office:value="700075" calcext:value-type="float">
            <text:p><text:s/>700,075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7" office:value-type="float" office:value="359113.3" calcext:value-type="float">
            <text:p><text:s/>359,113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/>
          <table:table-cell table:style-name="ce14"/>
          <table:table-cell table:style-name="ce19"/>
          <table:table-cell table:style-name="ce23" table:number-columns-repeated="8"/>
          <table:table-cell table:style-name="ce27"/>
          <table:table-cell table:number-columns-repeated="1011"/>
        </table:table-row>
        <table:table-row table:style-name="ro4">
          <table:table-cell table:style-name="ce5" office:value-type="string" calcext:value-type="string">
            <text:p>民國110年</text:p>
          </table:table-cell>
          <table:table-cell table:style-name="ce11" office:value-type="string" calcext:value-type="string">
            <text:p><text:s/>1月</text:p>
          </table:table-cell>
          <table:table-cell table:style-name="ce14"/>
          <table:table-cell table:style-name="ce19" office:value-type="float" office:value="3525501.87" calcext:value-type="float">
            <text:p><text:s/>3,525,502 <text:s/></text:p>
          </table:table-cell>
          <table:table-cell table:style-name="ce23" office:value-type="float" office:value="2088089.05" calcext:value-type="float">
            <text:p><text:s/>2,088,089 <text:s/></text:p>
          </table:table-cell>
          <table:table-cell table:style-name="ce23" office:value-type="float" office:value="464070.71" calcext:value-type="float">
            <text:p><text:s/>464,071 <text:s/></text:p>
          </table:table-cell>
          <table:table-cell table:style-name="ce23" office:value-type="float" office:value="878401.11" calcext:value-type="float">
            <text:p><text:s/>878,401 <text:s/></text:p>
          </table:table-cell>
          <table:table-cell table:number-columns-repeated="5" table:style-name="ce23" office:value-type="float" office:value="0" calcext:value-type="float">
            <text:p>- <text:s/></text:p>
          </table:table-cell>
          <table:table-cell table:style-name="ce27" office:value-type="float" office:value="94941" calcext:value-type="float">
            <text:p><text:s/>94,941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2月</text:p>
          </table:table-cell>
          <table:table-cell table:style-name="ce14"/>
          <table:table-cell table:style-name="ce19" office:value-type="float" office:value="3310581.662" calcext:value-type="float">
            <text:p><text:s/>3,310,582 <text:s/></text:p>
          </table:table-cell>
          <table:table-cell table:style-name="ce23" office:value-type="float" office:value="2221914.98" calcext:value-type="float">
            <text:p><text:s/>2,221,915 <text:s/></text:p>
          </table:table-cell>
          <table:table-cell table:style-name="ce23" office:value-type="float" office:value="255374.662" calcext:value-type="float">
            <text:p><text:s/>255,375 <text:s/></text:p>
          </table:table-cell>
          <table:table-cell table:style-name="ce23" office:value-type="float" office:value="738183.02" calcext:value-type="float">
            <text:p><text:s/>738,183 <text:s/></text:p>
          </table:table-cell>
          <table:table-cell table:number-columns-repeated="5" table:style-name="ce23" office:value-type="float" office:value="0" calcext:value-type="float">
            <text:p>- <text:s/></text:p>
          </table:table-cell>
          <table:table-cell table:style-name="ce27" office:value-type="float" office:value="95109" calcext:value-type="float">
            <text:p><text:s/>95,10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3月</text:p>
          </table:table-cell>
          <table:table-cell table:style-name="ce14"/>
          <table:table-cell table:style-name="ce19" office:value-type="float" office:value="3816497.057" calcext:value-type="float">
            <text:p><text:s/>3,816,497 <text:s/></text:p>
          </table:table-cell>
          <table:table-cell table:style-name="ce23" office:value-type="float" office:value="2233590.17" calcext:value-type="float">
            <text:p><text:s/>2,233,590 <text:s/></text:p>
          </table:table-cell>
          <table:table-cell table:style-name="ce23" office:value-type="float" office:value="466295.747" calcext:value-type="float">
            <text:p><text:s/>466,296 <text:s/></text:p>
          </table:table-cell>
          <table:table-cell table:style-name="ce23" office:value-type="float" office:value="1116611.14" calcext:value-type="float">
            <text:p><text:s/>1,116,611 <text:s/></text:p>
          </table:table-cell>
          <table:table-cell table:number-columns-repeated="5" table:style-name="ce23" office:value-type="float" office:value="0" calcext:value-type="float">
            <text:p>-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4月</text:p>
          </table:table-cell>
          <table:table-cell table:style-name="ce14"/>
          <table:table-cell table:style-name="ce19" office:value-type="float" office:value="3823766.392" calcext:value-type="float">
            <text:p><text:s/>3,823,766 <text:s/></text:p>
          </table:table-cell>
          <table:table-cell table:style-name="ce23" office:value-type="float" office:value="2526431.55" calcext:value-type="float">
            <text:p><text:s/>2,526,432 <text:s/></text:p>
          </table:table-cell>
          <table:table-cell table:style-name="ce23" office:value-type="float" office:value="205599.322" calcext:value-type="float">
            <text:p><text:s/>205,599 <text:s/></text:p>
          </table:table-cell>
          <table:table-cell table:style-name="ce23" office:value-type="float" office:value="1011632.52" calcext:value-type="float">
            <text:p><text:s/>1,011,633 <text:s/></text:p>
          </table:table-cell>
          <table:table-cell table:number-columns-repeated="5" table:style-name="ce23" office:value-type="float" office:value="0" calcext:value-type="float">
            <text:p>- <text:s/></text:p>
          </table:table-cell>
          <table:table-cell table:style-name="ce27" office:value-type="float" office:value="80103" calcext:value-type="float">
            <text:p><text:s/>80,103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5月</text:p>
          </table:table-cell>
          <table:table-cell table:style-name="ce14"/>
          <table:table-cell table:style-name="ce19" office:value-type="float" office:value="4589032.553" calcext:value-type="float">
            <text:p><text:s/>4,589,033 <text:s/></text:p>
          </table:table-cell>
          <table:table-cell table:style-name="ce23" office:value-type="float" office:value="2708230.11" calcext:value-type="float">
            <text:p><text:s/>2,708,230 <text:s/></text:p>
          </table:table-cell>
          <table:table-cell table:style-name="ce23" office:value-type="float" office:value="624812.493" calcext:value-type="float">
            <text:p><text:s/>624,812 <text:s/></text:p>
          </table:table-cell>
          <table:table-cell table:style-name="ce23" office:value-type="float" office:value="998891.95" calcext:value-type="float">
            <text:p><text:s/>998,892 <text:s/></text:p>
          </table:table-cell>
          <table:table-cell table:style-name="ce23" office:value-type="float" office:value="162861" calcext:value-type="float">
            <text:p><text:s/>162,861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7" office:value-type="float" office:value="94237" calcext:value-type="float">
            <text:p><text:s/>94,237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6月</text:p>
          </table:table-cell>
          <table:table-cell table:style-name="ce14"/>
          <table:table-cell table:style-name="ce19" office:value-type="float" office:value="3662358.093" calcext:value-type="float">
            <text:p><text:s/>3,662,358 <text:s/></text:p>
          </table:table-cell>
          <table:table-cell table:style-name="ce23" office:value-type="float" office:value="2499270.22" calcext:value-type="float">
            <text:p><text:s/>2,499,270 <text:s/></text:p>
          </table:table-cell>
          <table:table-cell table:style-name="ce23" office:value-type="float" office:value="311478.093" calcext:value-type="float">
            <text:p><text:s/>311,478 <text:s/></text:p>
          </table:table-cell>
          <table:table-cell table:style-name="ce23" office:value-type="float" office:value="851609.78" calcext:value-type="float">
            <text:p><text:s/>851,610 <text:s/></text:p>
          </table:table-cell>
          <table:table-cell table:number-columns-repeated="5" table:style-name="ce23" office:value-type="float" office:value="0" calcext:value-type="float">
            <text:p>-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7月</text:p>
          </table:table-cell>
          <table:table-cell table:style-name="ce14"/>
          <table:table-cell table:style-name="ce19" office:value-type="float" office:value="4910887.08" calcext:value-type="float">
            <text:p><text:s/>4,910,887 <text:s/></text:p>
          </table:table-cell>
          <table:table-cell table:style-name="ce23" office:value-type="float" office:value="3309295.49" calcext:value-type="float">
            <text:p><text:s/>3,309,295 <text:s/></text:p>
          </table:table-cell>
          <table:table-cell table:style-name="ce23" office:value-type="float" office:value="583300.53" calcext:value-type="float">
            <text:p><text:s/>583,301 <text:s/></text:p>
          </table:table-cell>
          <table:table-cell table:style-name="ce23" office:value-type="float" office:value="852997.06" calcext:value-type="float">
            <text:p><text:s/>852,997 <text:s/></text:p>
          </table:table-cell>
          <table:table-cell table:style-name="ce23" office:value-type="float" office:value="84824" calcext:value-type="float">
            <text:p><text:s/>84,824 <text:s/></text:p>
          </table:table-cell>
          <table:table-cell table:style-name="ce23" office:value-type="float" office:value="0" calcext:value-type="float">
            <text:p>- <text:s/></text:p>
          </table:table-cell>
          <table:table-cell table:style-name="ce23" office:value-type="float" office:value="80470" calcext:value-type="float">
            <text:p><text:s/>80,470 <text:s/></text:p>
          </table:table-cell>
          <table:table-cell table:number-columns-repeated="2" table:style-name="ce23" office:value-type="float" office:value="0" calcext:value-type="float">
            <text:p>-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8月</text:p>
          </table:table-cell>
          <table:table-cell table:style-name="ce14"/>
          <table:table-cell table:style-name="ce19" office:value-type="float" office:value="5236157.968" calcext:value-type="float">
            <text:p><text:s/>5,236,158 <text:s/></text:p>
          </table:table-cell>
          <table:table-cell table:style-name="ce23" office:value-type="float" office:value="3774451.6" calcext:value-type="float">
            <text:p><text:s/>3,774,452 <text:s/></text:p>
          </table:table-cell>
          <table:table-cell table:style-name="ce23" office:value-type="float" office:value="769671.008" calcext:value-type="float">
            <text:p><text:s/>769,671 <text:s/></text:p>
          </table:table-cell>
          <table:table-cell table:style-name="ce23" office:value-type="float" office:value="447998.36" calcext:value-type="float">
            <text:p><text:s/>447,998 <text:s/></text:p>
          </table:table-cell>
          <table:table-cell table:style-name="ce23" office:value-type="float" office:value="149388" calcext:value-type="float">
            <text:p><text:s/>149,388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7" office:value-type="float" office:value="94649" calcext:value-type="float">
            <text:p><text:s/>94,649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<text:s/>9月</text:p>
          </table:table-cell>
          <table:table-cell table:style-name="ce14"/>
          <table:table-cell table:style-name="ce19" office:value-type="float" office:value="4150097.13" calcext:value-type="float">
            <text:p><text:s/>4,150,097 <text:s/></text:p>
          </table:table-cell>
          <table:table-cell table:style-name="ce23" office:value-type="float" office:value="2372328.08" calcext:value-type="float">
            <text:p><text:s/>2,372,328 <text:s/></text:p>
          </table:table-cell>
          <table:table-cell table:style-name="ce23" office:value-type="float" office:value="418047.44" calcext:value-type="float">
            <text:p><text:s/>418,047 <text:s/></text:p>
          </table:table-cell>
          <table:table-cell table:style-name="ce23" office:value-type="float" office:value="702834.61" calcext:value-type="float">
            <text:p><text:s/>702,835 <text:s/></text:p>
          </table:table-cell>
          <table:table-cell table:style-name="ce23" office:value-type="float" office:value="656887" calcext:value-type="float">
            <text:p><text:s/>656,887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0月</text:p>
          </table:table-cell>
          <table:table-cell table:style-name="ce14"/>
          <table:table-cell table:style-name="ce19" office:value-type="float" office:value="4257475.146" calcext:value-type="float">
            <text:p><text:s/>4,257,475 <text:s/></text:p>
          </table:table-cell>
          <table:table-cell table:style-name="ce23" office:value-type="float" office:value="2617158.53" calcext:value-type="float">
            <text:p><text:s/>2,617,159 <text:s/></text:p>
          </table:table-cell>
          <table:table-cell table:style-name="ce23" office:value-type="float" office:value="767918.186" calcext:value-type="float">
            <text:p><text:s/>767,918 <text:s/></text:p>
          </table:table-cell>
          <table:table-cell table:style-name="ce23" office:value-type="float" office:value="707689.43" calcext:value-type="float">
            <text:p><text:s/>707,689 <text:s/></text:p>
          </table:table-cell>
          <table:table-cell table:style-name="ce23" office:value-type="float" office:value="164709" calcext:value-type="float">
            <text:p><text:s/>164,709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7" office:value-type="float" office:value="0" calcext:value-type="float">
            <text:p>- <text:s/></text:p>
          </table:table-cell>
          <table:table-cell table:number-columns-repeated="1011"/>
        </table:table-row>
        <table:table-row table:style-name="ro4">
          <table:table-cell table:style-name="ce5"/>
          <table:table-cell table:style-name="ce11" office:value-type="string" calcext:value-type="string">
            <text:p>11月</text:p>
          </table:table-cell>
          <table:table-cell table:style-name="ce14"/>
          <table:table-cell table:style-name="ce19" office:value-type="float" office:value="4682213.591" calcext:value-type="float">
            <text:p><text:s/>4,682,214 <text:s/></text:p>
          </table:table-cell>
          <table:table-cell table:style-name="ce23" office:value-type="float" office:value="3070824.26" calcext:value-type="float">
            <text:p><text:s/>3,070,824 <text:s/></text:p>
          </table:table-cell>
          <table:table-cell table:style-name="ce23" office:value-type="float" office:value="471961.441" calcext:value-type="float">
            <text:p><text:s/>471,961 <text:s/></text:p>
          </table:table-cell>
          <table:table-cell table:style-name="ce23" office:value-type="float" office:value="729313.89" calcext:value-type="float">
            <text:p><text:s/>729,314 <text:s/></text:p>
          </table:table-cell>
          <table:table-cell table:style-name="ce23" office:value-type="float" office:value="326956" calcext:value-type="float">
            <text:p><text:s/>326,956 <text:s/></text:p>
          </table:table-cell>
          <table:table-cell table:number-columns-repeated="4" table:style-name="ce23" office:value-type="float" office:value="0" calcext:value-type="float">
            <text:p>- <text:s/></text:p>
          </table:table-cell>
          <table:table-cell table:style-name="ce27" office:value-type="float" office:value="83158" calcext:value-type="float">
            <text:p><text:s/>83,158 <text:s/></text:p>
          </table:table-cell>
          <table:table-cell table:number-columns-repeated="1011"/>
        </table:table-row>
        <table:table-row table:style-name="ro4">
          <table:table-cell table:style-name="ce6"/>
          <table:table-cell table:style-name="ce2" office:value-type="string" calcext:value-type="string">
            <text:p>1 - 11月</text:p>
          </table:table-cell>
          <table:table-cell table:style-name="ce15"/>
          <table:table-cell table:style-name="ce20" office:value-type="float" office:value="45964568.542" calcext:value-type="float">
            <text:p><text:s/>45,964,569 <text:s/></text:p>
          </table:table-cell>
          <table:table-cell table:style-name="ce24" office:value-type="float" office:value="29421584.04" calcext:value-type="float">
            <text:p><text:s/>29,421,584 <text:s/></text:p>
          </table:table-cell>
          <table:table-cell table:style-name="ce24" office:value-type="float" office:value="5338529.632" calcext:value-type="float">
            <text:p><text:s/>5,338,530 <text:s/></text:p>
          </table:table-cell>
          <table:table-cell table:style-name="ce24" office:value-type="float" office:value="9036162.87" calcext:value-type="float">
            <text:p><text:s/>9,036,163 <text:s/></text:p>
          </table:table-cell>
          <table:table-cell table:style-name="ce24" office:value-type="float" office:value="1545625" calcext:value-type="float">
            <text:p><text:s/>1,545,625 <text:s/></text:p>
          </table:table-cell>
          <table:table-cell table:style-name="ce24" office:value-type="float" office:value="0" calcext:value-type="float">
            <text:p>- <text:s/></text:p>
          </table:table-cell>
          <table:table-cell table:style-name="ce24" office:value-type="float" office:value="80470" calcext:value-type="float">
            <text:p><text:s/>80,470 <text:s/></text:p>
          </table:table-cell>
          <table:table-cell table:number-columns-repeated="2" table:style-name="ce24" office:value-type="float" office:value="0" calcext:value-type="float">
            <text:p>- <text:s/></text:p>
          </table:table-cell>
          <table:table-cell table:style-name="ce28" office:value-type="float" office:value="542197" calcext:value-type="float">
            <text:p><text:s/>542,197 <text:s/></text:p>
          </table:table-cell>
          <table:table-cell table:number-columns-repeated="1011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RowStartCell" table:base-cell-address="$Page1.$A$1" table:cell-range-address="$Page1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</number:text>
    </number:number-style>
    <number:number-style style:name="N177">
      <number:text> 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</number:text>
    </number:number-style>
    <number:number-style style:name="N178">
      <number:text> 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    </number:text>
    </number:number-style>
    <number:number-style style:name="N179">
      <number:text>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  <number:text>    </number:text>
    </number:number-style>
    <number:number-style style:name="N180">
      <number:text>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1">
      <number:text> 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2">
      <number:text> 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6P2" style:volatile="true">
      <loext:text> </loext:text>
      <loext:fill-character> </loext:fill-character>
      <number:text> </number:text>
      <number:number number:decimal-places="0" loext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87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87">
      <number:text>-  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煙煤-燃料煤進口來源</dc:title>
    <dc:subject>煙煤-燃料煤進口來源</dc:subject>
    <meta:keyword>能源統計月報</meta:keyword>
    <dc:description>煙煤-燃料煤進口來源</dc:description>
    <meta:initial-creator>國際合作與能源統計科</meta:initial-creator>
    <meta:creation-date>2012-04-19T10:02:43</meta:creation-date>
    <dc:creator>方文秀</dc:creator>
    <dc:date>2021-12-29T20:22:19</dc:date>
    <meta:print-date>2021-12-29T20:22:16</meta:print-date>
    <meta:document-statistic meta:table-count="1" meta:cell-count="499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